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QUISPE UNOISONCCO YANET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QUISPE UNOISONCCO YANET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12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F. ROJO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12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4820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7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9:5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11:05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44:06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